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ANAK_20_PASAL">
      <style:text-properties officeooo:paragraph-rsid="002726b2"/>
    </style:style>
    <style:style style:name="P5" style:family="paragraph" style:parent-style-name="ANAK_20_PASAL">
      <style:text-properties officeooo:paragraph-rsid="0028de81"/>
    </style:style>
    <style:style style:name="P6" style:family="paragraph" style:parent-style-name="ANAK_20_PASAL">
      <style:text-properties officeooo:paragraph-rsid="002bad7f"/>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501cm" style:type="right" style:leader-style="dotted" style:leader-text="."/>
        </style:tab-stops>
      </style:paragraph-properties>
    </style:style>
    <style:style style:name="P9" style:family="paragraph" style:parent-style-name="Contents_20_3">
      <style:paragraph-properties>
        <style:tab-stops>
          <style:tab-stop style:position="13.002cm" style:type="right" style:leader-style="dotted" style:leader-text="."/>
        </style:tab-stops>
      </style:paragraph-properties>
    </style:style>
    <style:style style:name="P10" style:family="paragraph" style:parent-style-name="Text_20_body">
      <style:paragraph-properties fo:text-align="center" style:justify-single-word="false"/>
      <style:text-properties officeooo:paragraph-rsid="00067f4c"/>
    </style:style>
    <style:style style:name="P11" style:family="paragraph" style:parent-style-name="Text_20_body">
      <style:text-properties officeooo:rsid="000a0f31" officeooo:paragraph-rsid="000a0f31"/>
    </style:style>
    <style:style style:name="P12" style:family="paragraph" style:parent-style-name="Text_20_body">
      <style:text-properties officeooo:rsid="000a0f31" officeooo:paragraph-rsid="0023a69c"/>
    </style:style>
    <style:style style:name="P13" style:family="paragraph" style:parent-style-name="Text_20_body">
      <style:paragraph-properties fo:text-align="start" style:justify-single-word="false"/>
      <style:text-properties officeooo:rsid="00067f4c" officeooo:paragraph-rsid="00067f4c"/>
    </style:style>
    <style:style style:name="P14" style:family="paragraph" style:parent-style-name="Text_20_body">
      <style:paragraph-properties fo:text-align="justify" style:justify-single-word="false"/>
      <style:text-properties officeooo:paragraph-rsid="001911e3"/>
    </style:style>
    <style:style style:name="P15" style:family="paragraph" style:parent-style-name="Text_20_body">
      <style:text-properties officeooo:rsid="00098d3f" officeooo:paragraph-rsid="001d6a73"/>
    </style:style>
    <style:style style:name="P16" style:family="paragraph" style:parent-style-name="Text_20_body">
      <style:text-properties officeooo:rsid="00098d3f" officeooo:paragraph-rsid="002544c8"/>
    </style:style>
    <style:style style:name="P17" style:family="paragraph" style:parent-style-name="Text_20_body">
      <style:text-properties officeooo:rsid="001dd3ee" officeooo:paragraph-rsid="001eabe6"/>
    </style:style>
    <style:style style:name="P18" style:family="paragraph" style:parent-style-name="Text_20_body">
      <style:text-properties officeooo:paragraph-rsid="001eabe6"/>
    </style:style>
    <style:style style:name="P19"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911e3" style:font-weight-asian="bold" style:font-weight-complex="bold"/>
    </style:style>
    <style:style style:name="P20" style:family="paragraph" style:parent-style-name="Standard">
      <style:paragraph-properties fo:margin-top="0cm" fo:margin-bottom="0cm" loext:contextual-spacing="false" fo:line-height="100%" fo:text-align="justify" style:justify-single-word="false"/>
      <style:text-properties officeooo:paragraph-rsid="001911e3"/>
    </style:style>
    <style:style style:name="P21" style:family="paragraph" style:parent-style-name="Standard">
      <style:paragraph-properties fo:margin-left="9.208cm" fo:margin-right="0cm" fo:text-align="start" style:justify-single-word="false" fo:text-indent="0cm" style:auto-text-indent="false"/>
      <style:text-properties fo:font-weight="bold" officeooo:paragraph-rsid="00171a99" style:font-name-asian="Times New Roman2" style:font-weight-asian="bold" style:font-size-complex="12pt"/>
    </style:style>
    <style:style style:name="P22" style:family="paragraph" style:parent-style-name="Standard">
      <style:paragraph-properties fo:margin-left="9.208cm" fo:margin-right="0cm" fo:text-indent="0cm" style:auto-text-indent="false"/>
      <style:text-properties officeooo:paragraph-rsid="00171a99" style:font-name-asian="Times New Roman2" style:font-size-complex="12pt"/>
    </style:style>
    <style:style style:name="P23"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171a99" style:font-name-asian="Times New Roman2" style:font-weight-asian="bold" style:font-size-complex="12pt"/>
    </style:style>
    <style:style style:name="P24" style:family="paragraph" style:parent-style-name="Standard">
      <style:paragraph-properties fo:margin-left="9.208cm" fo:margin-right="0cm" fo:margin-top="0cm" fo:margin-bottom="0cm" loext:contextual-spacing="false" fo:text-indent="0cm" style:auto-text-indent="false"/>
      <style:text-properties officeooo:paragraph-rsid="00171a99" style:font-name-asian="Times New Roman2" style:font-size-complex="12pt"/>
    </style:style>
    <style:style style:name="P25" style:family="paragraph" style:parent-style-name="Standard">
      <style:paragraph-properties fo:margin-left="0cm" fo:margin-right="0cm" fo:margin-top="0cm" fo:margin-bottom="0.176cm" loext:contextual-spacing="false" fo:text-align="justify" style:justify-single-word="false" fo:text-indent="1.27cm" style:auto-text-indent="false"/>
      <style:text-properties officeooo:paragraph-rsid="00171a99"/>
    </style:style>
    <style:style style:name="P26" style:family="paragraph" style:parent-style-name="Standard">
      <style:paragraph-properties fo:margin-left="0cm" fo:margin-right="0.023cm" fo:text-align="justify" style:justify-single-word="false" fo:text-indent="1.27cm" style:auto-text-indent="false"/>
      <style:text-properties officeooo:paragraph-rsid="00171a99" style:font-name-asian="Times New Roman2" style:font-size-complex="12pt"/>
    </style:style>
    <style:style style:name="P27" style:family="paragraph" style:parent-style-name="Standard">
      <style:paragraph-properties fo:margin-left="0cm" fo:margin-right="0.023cm" fo:text-align="justify" style:justify-single-word="false" fo:text-indent="1.27cm" style:auto-text-indent="false"/>
      <style:text-properties officeooo:paragraph-rsid="00171a99"/>
    </style:style>
    <style:style style:name="P28"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171a99" style:font-name-asian="Times New Roman2" style:font-weight-asian="bold" style:font-size-complex="12pt"/>
    </style:style>
    <style:style style:name="P29" style:family="paragraph" style:parent-style-name="Text_20_body">
      <style:paragraph-properties fo:margin-left="0.6cm" fo:margin-right="0cm" fo:text-align="justify" style:justify-single-word="false" fo:text-indent="0cm" style:auto-text-indent="false"/>
      <style:text-properties fo:font-weight="normal" officeooo:paragraph-rsid="001911e3" style:font-name-asian="Times New Roman2" style:font-weight-asian="normal" style:font-size-complex="12pt" style:font-weight-complex="normal"/>
    </style:style>
    <style:style style:name="P30" style:family="paragraph" style:parent-style-name="Text_20_body">
      <style:paragraph-properties fo:margin-left="0.6cm" fo:margin-right="0cm" fo:text-indent="0cm" style:auto-text-indent="false"/>
      <style:text-properties officeooo:rsid="000a0f31" officeooo:paragraph-rsid="000a0f31"/>
    </style:style>
    <style:style style:name="P31" style:family="paragraph" style:parent-style-name="Text_20_body">
      <style:paragraph-properties fo:margin-left="0.6cm" fo:margin-right="0cm" fo:text-indent="0cm" style:auto-text-indent="false"/>
      <style:text-properties fo:font-weight="bold" officeooo:rsid="000a0f31" officeooo:paragraph-rsid="000a0f31" style:font-weight-asian="bold" style:font-weight-complex="bold"/>
    </style:style>
    <style:style style:name="P32" style:family="paragraph" style:parent-style-name="Text_20_body">
      <style:paragraph-properties fo:margin-left="0cm" fo:margin-right="0cm" fo:line-height="100%" fo:text-align="start" style:justify-single-word="false" fo:text-indent="0cm" style:auto-text-indent="false"/>
      <style:text-properties officeooo:rsid="00067f4c" officeooo:paragraph-rsid="00067f4c"/>
    </style:style>
    <style:style style:name="P33" style:family="paragraph" style:parent-style-name="Standard">
      <style:paragraph-properties fo:margin-left="0cm" fo:margin-right="0.023cm" fo:text-align="justify" style:justify-single-word="false" fo:text-indent="0cm" style:auto-text-indent="false"/>
      <style:text-properties officeooo:paragraph-rsid="00171a99"/>
    </style:style>
    <style:style style:name="P34" style:family="paragraph" style:parent-style-name="Standard">
      <style:paragraph-properties fo:margin-left="0cm" fo:margin-right="0.023cm" fo:text-align="justify" style:justify-single-word="false" fo:text-indent="0cm" style:auto-text-indent="false"/>
      <style:text-properties officeooo:paragraph-rsid="00171a99" style:font-name-asian="Times New Roman2" style:font-size-complex="12pt"/>
    </style:style>
    <style:style style:name="P35" style:family="paragraph" style:parent-style-name="ANAK_20_PASAL" style:list-style-name="L4">
      <style:text-properties officeooo:rsid="002781f3" officeooo:paragraph-rsid="002781f3"/>
    </style:style>
    <style:style style:name="P36" style:family="paragraph" style:parent-style-name="ANAK_20_PASAL" style:list-style-name="L4">
      <style:text-properties officeooo:rsid="0028de81" officeooo:paragraph-rsid="0028de81"/>
    </style:style>
    <style:style style:name="P37" style:family="paragraph" style:parent-style-name="ANAK_20_PASAL" style:list-style-name="L5">
      <style:text-properties officeooo:rsid="0028de81" officeooo:paragraph-rsid="0028de81"/>
    </style:style>
    <style:style style:name="P38" style:family="paragraph" style:parent-style-name="ANAK_20_PASAL" style:list-style-name="L5">
      <style:text-properties officeooo:paragraph-rsid="0028de81"/>
    </style:style>
    <style:style style:name="P39" style:family="paragraph" style:parent-style-name="ANAK_20_PASAL" style:list-style-name="ANAK_20_PASAL">
      <style:text-properties officeooo:rsid="000c91e7" officeooo:paragraph-rsid="000c91e7"/>
    </style:style>
    <style:style style:name="P40" style:family="paragraph" style:parent-style-name="Heading_20_1">
      <style:paragraph-properties fo:text-align="center" style:justify-single-word="false"/>
      <style:text-properties officeooo:rsid="00067f4c" officeooo:paragraph-rsid="001911e3"/>
    </style:style>
    <style:style style:name="P41" style:family="paragraph" style:parent-style-name="Heading_20_1">
      <style:paragraph-properties fo:text-align="center" style:justify-single-word="false"/>
      <style:text-properties officeooo:paragraph-rsid="0034d663"/>
    </style:style>
    <style:style style:name="P42" style:family="paragraph" style:parent-style-name="Heading_20_1" style:master-page-name="angka_20_romawi">
      <style:paragraph-properties fo:text-align="center" style:justify-single-word="false" style:page-number="auto"/>
      <style:text-properties officeooo:paragraph-rsid="00067f4c"/>
    </style:style>
    <style:style style:name="P43" style:family="paragraph" style:parent-style-name="Heading_20_1">
      <style:paragraph-properties fo:text-align="center" style:justify-single-word="false" fo:break-before="page"/>
      <style:text-properties officeooo:rsid="00067f4c" officeooo:paragraph-rsid="00067f4c"/>
    </style:style>
    <style:style style:name="P44" style:family="paragraph" style:parent-style-name="Heading_20_1" style:master-page-name="First_20_Page">
      <style:paragraph-properties fo:text-align="center" style:justify-single-word="false" style:page-number="1"/>
      <style:text-properties officeooo:rsid="0006da2d" officeooo:paragraph-rsid="0006da2d"/>
    </style:style>
    <style:style style:name="P45" style:family="paragraph" style:parent-style-name="Heading_20_1" style:master-page-name="First_20_Page">
      <style:paragraph-properties fo:text-align="center" style:justify-single-word="false" style:page-number="auto"/>
      <style:text-properties officeooo:paragraph-rsid="000a0f31"/>
    </style:style>
    <style:style style:name="P46" style:family="paragraph" style:parent-style-name="Heading_20_1" style:master-page-name="First_20_Page">
      <style:paragraph-properties fo:text-align="center" style:justify-single-word="false" style:page-number="auto"/>
      <style:text-properties officeooo:paragraph-rsid="0034d663"/>
    </style:style>
    <style:style style:name="P47" style:family="paragraph" style:parent-style-name="Heading_20_2" style:list-style-name="SUB_20_BAB"/>
    <style:style style:name="P48" style:family="paragraph" style:parent-style-name="Heading_20_2" style:list-style-name="SUB_20_BAB">
      <style:text-properties officeooo:rsid="000a0f31" officeooo:paragraph-rsid="001a6ab3"/>
    </style:style>
    <style:style style:name="P49" style:family="paragraph" style:parent-style-name="Heading_20_2" style:list-style-name="SUB_20_BAB">
      <style:text-properties officeooo:rsid="000a0f31" officeooo:paragraph-rsid="000a0f31"/>
    </style:style>
    <style:style style:name="P50" style:family="paragraph" style:parent-style-name="Heading_20_3">
      <style:text-properties officeooo:rsid="002726b2" officeooo:paragraph-rsid="002726b2"/>
    </style:style>
    <style:style style:name="P51" style:family="paragraph" style:parent-style-name="Heading_20_3">
      <style:text-properties officeooo:rsid="0028de81" officeooo:paragraph-rsid="0028de81"/>
    </style:style>
    <style:style style:name="P52" style:family="paragraph" style:parent-style-name="Heading_20_3" style:list-style-name="bab_20_2_20_A.1"/>
    <style:style style:name="P53" style:family="paragraph" style:parent-style-name="Heading_20_3" style:list-style-name="SUB_20_BAB">
      <style:text-properties officeooo:rsid="000b426d" officeooo:paragraph-rsid="000b426d"/>
    </style:style>
    <style:style style:name="P54"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font-name-asian="Times New Roman2" style:font-size-complex="12pt"/>
    </style:style>
    <style:style style:name="P55"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style>
    <style:style style:name="P56"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style>
    <style:style style:name="P57"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font-name-asian="Times New Roman2" style:font-size-complex="12pt"/>
    </style:style>
    <style:style style:name="P58" style:family="paragraph" style:parent-style-name="Standard" style:master-page-name="angka_20_romawi">
      <style:paragraph-properties fo:margin-top="0cm" fo:margin-bottom="0cm" loext:contextual-spacing="false" fo:line-height="100%" fo:text-align="justify" style:justify-single-word="false" style:page-number="auto" fo:break-before="page"/>
      <style:text-properties officeooo:paragraph-rsid="001911e3"/>
    </style:style>
    <style:style style:name="P59" style:family="paragraph" style:parent-style-name="Text_20_body" style:list-style-name="L1">
      <style:paragraph-properties fo:line-height="115%"/>
      <style:text-properties officeooo:rsid="002052ef" officeooo:paragraph-rsid="001d6a73"/>
    </style:style>
    <style:style style:name="P60" style:family="paragraph" style:parent-style-name="Text_20_body" style:list-style-name="L1">
      <style:paragraph-properties fo:line-height="115%"/>
      <style:text-properties officeooo:rsid="002052ef" officeooo:paragraph-rsid="002052ef"/>
    </style:style>
    <style:style style:name="P61" style:family="paragraph" style:parent-style-name="Text_20_body" style:list-style-name="L1">
      <style:paragraph-properties fo:line-height="115%"/>
      <style:text-properties officeooo:rsid="001d6a73" officeooo:paragraph-rsid="001d6a73"/>
    </style:style>
    <style:style style:name="P62" style:family="paragraph" style:parent-style-name="Text_20_body" style:list-style-name="L2">
      <style:paragraph-properties fo:line-height="115%"/>
      <style:text-properties officeooo:rsid="00098d3f" officeooo:paragraph-rsid="002544c8"/>
    </style:style>
    <style:style style:name="P63" style:family="paragraph" style:parent-style-name="Text_20_body" style:list-style-name="L2">
      <style:paragraph-properties fo:line-height="115%"/>
      <style:text-properties officeooo:paragraph-rsid="002544c8"/>
    </style:style>
    <style:style style:name="P64" style:family="paragraph" style:parent-style-name="Text_20_body" style:list-style-name="L3">
      <style:paragraph-properties fo:line-height="115%"/>
      <style:text-properties officeooo:rsid="002726b2" officeooo:paragraph-rsid="002726b2"/>
    </style:style>
    <style:style style:name="P65" style:family="paragraph" style:parent-style-name="Text_20_body" style:list-style-name="L3">
      <style:paragraph-properties fo:line-height="115%"/>
      <style:text-properties officeooo:rsid="002726b2" officeooo:paragraph-rsid="0030382a"/>
    </style:style>
    <style:style style:name="T1" style:family="text">
      <style:text-properties officeooo:rsid="0008c8dd"/>
    </style:style>
    <style:style style:name="T2" style:family="text">
      <style:text-properties officeooo:rsid="001183c7"/>
    </style:style>
    <style:style style:name="T3" style:family="text">
      <style:text-properties fo:font-weight="bold" style:font-weight-asian="bold" style:font-weight-complex="bold"/>
    </style:style>
    <style:style style:name="T4" style:family="text">
      <style:text-properties fo:font-weight="bold" officeooo:rsid="0011e711" style:font-weight-asian="bold" style:font-weight-complex="bold"/>
    </style:style>
    <style:style style:name="T5" style:family="text">
      <style:text-properties fo:font-weight="bold" officeooo:rsid="001eabe6" style:font-weight-asian="bold" style:font-weight-complex="bold"/>
    </style:style>
    <style:style style:name="T6" style:family="text">
      <style:text-properties fo:font-weight="bold" officeooo:rsid="00171a99" style:font-weight-asian="bold" style:font-name-complex="Times New Roman2" style:font-size-complex="12pt" style:font-weight-complex="bold"/>
    </style:style>
    <style:style style:name="T7" style:family="text">
      <style:text-properties fo:font-weight="bold" style:font-name-asian="Times New Roman2" style:font-weight-asian="bold" style:font-size-complex="12pt"/>
    </style:style>
    <style:style style:name="T8" style:family="text">
      <style:text-properties style:font-name-asian="Times New Roman2" style:font-size-complex="12pt"/>
    </style:style>
    <style:style style:name="T9" style:family="text">
      <style:text-properties officeooo:rsid="00171a99" style:font-name-asian="Times New Roman2" style:font-size-complex="12pt"/>
    </style:style>
    <style:style style:name="T10" style:family="text">
      <style:text-properties officeooo:rsid="00199bbe" style:font-name-asian="Times New Roman2" style:font-size-complex="12pt"/>
    </style:style>
    <style:style style:name="T11" style:family="text">
      <style:text-properties officeooo:rsid="00199bbe" style:font-name-asian="Times New Roman2" style:font-name-complex="Times New Roman2" style:font-size-complex="12pt"/>
    </style:style>
    <style:style style:name="T12" style:family="text">
      <style:text-properties style:font-size-complex="12pt"/>
    </style:style>
    <style:style style:name="T13" style:family="text">
      <style:text-properties officeooo:rsid="0014dc8b" style:font-size-complex="12pt"/>
    </style:style>
    <style:style style:name="T14" style:family="text">
      <style:text-properties style:font-name-complex="Times New Roman2" style:font-size-complex="12pt"/>
    </style:style>
    <style:style style:name="T15" style:family="text">
      <style:text-properties officeooo:rsid="00199bbe" style:font-name-complex="Times New Roman2" style:font-size-complex="12pt"/>
    </style:style>
    <style:style style:name="T16" style:family="text">
      <style:text-properties officeooo:rsid="00199bbe"/>
    </style:style>
    <style:style style:name="T17" style:family="text">
      <style:text-properties officeooo:rsid="00205476"/>
    </style:style>
    <style:style style:name="T18" style:family="text">
      <style:text-properties officeooo:rsid="001eabe6"/>
    </style:style>
    <style:style style:name="T19" style:family="text">
      <style:text-properties officeooo:rsid="00098d3f"/>
    </style:style>
    <style:style style:name="T20" style:family="text">
      <style:text-properties officeooo:rsid="0028de81"/>
    </style:style>
    <style:style style:name="T21" style:family="text">
      <style:text-properties style:font-name="Times New Roman" fo:font-size="12pt" officeooo:rsid="0028de81" style:font-name-asian="Noto Sans CJK SC" style:font-size-asian="14pt" style:font-name-complex="Mangal" style:font-size-complex="14pt"/>
    </style:style>
    <style:style style:name="T22" style:family="text">
      <style:text-properties officeooo:rsid="002a8d9a"/>
    </style:style>
    <style:style style:name="T23" style:family="text">
      <style:text-properties officeooo:rsid="002d0e5d"/>
    </style:style>
    <style:style style:name="T24" style:family="text">
      <style:text-properties style:font-name="Times New Roman1" officeooo:rsid="00098d3f"/>
    </style:style>
    <style:style style:name="T25" style:family="text">
      <style:text-properties style:font-name="Times New Roman1" officeooo:rsid="002fadb9"/>
    </style:style>
    <style:style style:name="T26" style:family="text">
      <style:text-properties style:font-name="Times New Roman1" officeooo:rsid="001eabe6"/>
    </style:style>
    <style:style style:name="T27" style:family="text">
      <style:text-properties style:font-name="Times New Roman1" officeooo:rsid="00319101"/>
    </style:style>
    <style:style style:name="T28" style:family="text">
      <style:text-properties style:font-name="Times New Roman1" officeooo:rsid="00205476"/>
    </style:style>
    <style:style style:name="T29" style:family="text">
      <style:text-properties officeooo:rsid="00319101"/>
    </style:style>
    <style:style style:name="T30" style:family="text">
      <style:text-properties officeooo:rsid="00067f4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99cm" fo:text-indent="-0.564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text:bookmark-start text:name="__RefHeading___Toc639_4036662199"/><text:span text:style-name="T30">KATA PENGANTAR</text:span><text:bookmark-end text:name="__RefHeading___Toc639_4036662199"/></text:h>
      <text:p text:style-name="P25"><text:span text:style-name="T8">Puji dan syukur penulis panjatkan Kehadirat Allah </text:span><text:span text:style-name="ilfuvd">Subhanahu wa Ta'ala</text:span><text:span text:style-name="T8"> yang telah memberikan rahmat dan karunia-Nya kepada penulis, shalawat serta salam semoga tercurah kepada Nabi Muhammad </text:span><text:span text:style-name="ilfuvd">Shallallahu 'alaihi wasallam</text:span><text:span text:style-name="T8">, serta kepada semua pihak yang telah turut seerta membantu dalam penyusunan </text:span><text:span text:style-name="T9">Proposal Skripsi</text:span><text:span text:style-name="T8"> dengan judul </text:span><text:span text:style-name="T7">“</text:span><text:span text:style-name="T6">Rancang Bangun Aplikasi Monitoring Anak Di Pondok Pesantren Tafriijul Ahkam Cikiray Berbasis Android</text:span><text:span text:style-name="T7">”</text:span></text:p>
      <text:p text:style-name="P27"><text:span text:style-name="T8">Mengingat akan keterbatasan dan kemampuan, penulis sadar bahwa penulisan </text:span><text:span text:style-name="T9">Proposal Skripsi</text:span><text:span text:style-name="T8"> ini masih jauh dari kesempurnaan, oleh karena itu penulis sangat mengharapkan adanya kritik dan saran yang bersifat membangun dan sebagai bahan pertimbangan penulis di masa mendatang.</text:span></text:p>
      <text:p text:style-name="P26">Pada kesempatan ini, penulis mengucapkan terima kasih yang sebesar-besarnya kepada seluruh pihak yang telah memberikan bimbingan dalam penyelesaian laporan PKN ini terutama kepada :</text:p>
      <text:list xml:id="list4150063972" text:style-name="WWNum1">
        <text:list-item>
          <text:p text:style-name="P54">Bapak Dr. Sudaryono, S.P., S.Pd., M.Pd, selaku Rektor Universitas Banten Jaya.</text:p>
        </text:list-item>
        <text:list-item>
          <text:p text:style-name="P55"><text:span text:style-name="T8">Bapak </text:span><text:span text:style-name="T12">Ed</text:span><text:span text:style-name="T13">y</text:span><text:span text:style-name="T12"> Ra</text:span><text:span text:style-name="T13">k</text:span><text:span text:style-name="T12">hmat, S.Kom, M.Kom</text:span><text:span text:style-name="T8">, selaku Dekan Fakultas Ilmu Komputer.</text:span></text:p>
        </text:list-item>
        <text:list-item>
          <text:p text:style-name="P55"><text:span text:style-name="T8">Bapak </text:span><text:span text:style-name="T11">Yul Hendra</text:span><text:span text:style-name="T14">, S.Kom, M.</text:span><text:span text:style-name="T15">Kom</text:span><text:span text:style-name="T8">, selaku </text:span><text:span text:style-name="T14">Kepala Program Studi Teknik Informatika Fakultas Ilmu Komputer Universitas Banten Jaya.</text:span></text:p>
        </text:list-item>
        <text:list-item>
          <text:p text:style-name="P54">Seluruh Dosen dan Staff Universitas Banten Jaya Serang.</text:p>
        </text:list-item>
        <text:list-item>
          <text:p text:style-name="P55"><text:span text:style-name="T8">Bapak </text:span><text:span text:style-name="T10">KH. Adang Zajuly,S.HI selaku Pimpinan pondok pesantren Tafriijul Ahkam Cikiray</text:span><text:span text:style-name="T8">.</text:span></text:p>
        </text:list-item>
        <text:list-item>
          <text:p text:style-name="P55"><text:span text:style-name="T10">Bapak Riyad Mansuriyadi,S.Kom selaku pembimbing lapangan di pondok pesantren Tafriijul Ahkam Cikiray</text:span><text:span text:style-name="T8">.</text:span></text:p>
        </text:list-item>
        <text:list-item>
          <text:p text:style-name="P55"><text:span text:style-name="T8">Terima kasih kepada teman-teman yang terus menerus memberikan motivasi untuk menyelesaikan </text:span><text:span text:style-name="T10">Proposal Skripsi.</text:span></text:p>
        </text:list-item>
        <text:list-item>
          <text:p text:style-name="P56"><text:span text:style-name="T8">Serta kepada seluruh pihak yang tidak dapat disebutkan satu persatu, terima kasih atas bantuannya, semoga Allah </text:span><text:span text:style-name="ilfuvd">Subhanahu wa Ta'ala</text:span><text:span text:style-name="T8"> membalas kebaikan semua.</text:span></text:p>
          <text:p text:style-name="P57"/>
        </text:list-item>
      </text:list>
      <text:p text:style-name="P33"><text:span text:style-name="T8">Akhir kata penulis mengharapkan </text:span><text:span text:style-name="T10">Proposal Skripsi</text:span><text:span text:style-name="T8"> ini dapat memberi manfaat khususnya bagi penulis sendiri, umumnya bagi para pembaca terutama Mahasiswa/i Universitas Banten Jaya, penulis mengucapkan terima kasih yang sebesar-besarnya kepada semua pihak yang telah membantu.</text:span></text:p>
      <text:p text:style-name="P34"/>
      <text:p text:style-name="P24">Serang, <text:span text:style-name="T16">30 Desember </text:span>2019</text:p>
      <text:p text:style-name="P22">Penulis</text:p>
      <text:p text:style-name="P23"/>
      <text:p text:style-name="P23"/>
      <text:p text:style-name="P23"/>
      <text:p text:style-name="P28">MA’MUN AMRI</text:p>
      <text:p text:style-name="P21">NPM: 1101161096</text:p>
      <text:p text:style-name="P58"><text:span text:style-name="T3">MAMUN AMRI “</text:span><text:span text:style-name="T4">Rancang Bangun Aplikasi Monitoring Anak Di Pondok Pesantren Tafriijul Ahkam Cikiray Berbasis Android</text:span><text:span text:style-name="T3">”</text:span> Jurusan / Program Studi Teknik Informatika, Jenjang Pendidikan / Strata 1 (S1). <text:span text:style-name="T2">Proposal Skripsi</text:span>, <text:span text:style-name="T2">16</text:span> <text:span text:style-name="T2">Desember</text:span> 2019.</text:p>
      <table:table table:name="Table1" table:style-name="Table1">
        <table:table-column table:style-name="Table1.A"/>
        <table:table-row table:style-name="Table1.1">
          <table:table-cell table:style-name="Table1.A1" office:value-type="string">
            <text:p text:style-name="P20">ix + <text:s/>26 Halaman, 10 Gambar, 3 Lampiran, 2 Simbol </text:p>
          </table:table-cell>
        </table:table-row>
      </table:table>
      <text:p text:style-name="P19"/>
      <text:h text:style-name="P40" text:outline-level="1"><text:bookmark-start text:name="__RefHeading___Toc635_4036662199"/>ABSTRAK<text:bookmark-end text:name="__RefHeading___Toc635_4036662199"/></text:h>
      <text:p text:style-name="P14">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14">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text:soft-page-break/>orang tua dalam memperoleh informasi anak selama mondok sehingga orang tua dapat memperoleh data santri lebih detail.</text:p>
      <text:p text:style-name="P14"/>
      <text:p text:style-name="P29">Kata Kunci: Monitoring Aktivitas Anak, Android, Pesantren</text:p>
      <text:h text:style-name="P43" text:outline-level="1"><text:bookmark-start text:name="__RefHeading___Toc641_4036662199"/>DAFTAR ISI<text:bookmark-end text:name="__RefHeading___Toc641_4036662199"/></text:h>
      <text:p text:style-name="P10"/>
      <text:p text:style-name="P32">HALAMAN JUDUL</text:p>
      <text:p text:style-name="P32">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39_4036662199" text:style-name="Index_20_Link" text:visited-style-name="Index_20_Link">KATA PENGANTAR<text:tab/>i</text:a></text:p>
          <text:p text:style-name="P7"><text:a xlink:type="simple" xlink:href="#__RefHeading___Toc635_4036662199" text:style-name="Index_20_Link" text:visited-style-name="Index_20_Link">ABSTRAK<text:tab/>ii</text:a></text:p>
          <text:p text:style-name="P7"><text:a xlink:type="simple" xlink:href="#__RefHeading___Toc641_4036662199" text:style-name="Index_20_Link" text:visited-style-name="Index_20_Link">DAFTAR ISI<text:tab/>iv</text:a></text:p>
          <text:p text:style-name="P7"><text:a xlink:type="simple" xlink:href="#__RefHeading___Toc761_4036662199" text:style-name="Index_20_Link" text:visited-style-name="Index_20_Link">BAB I PENDAHULUAN<text:tab/>1</text:a></text:p>
          <text:p text:style-name="P8"><text:a xlink:type="simple" xlink:href="#__RefHeading___Toc763_4036662199" text:style-name="Index_20_Link" text:visited-style-name="Index_20_Link">A. Latar belakang masalah<text:tab/>1</text:a></text:p>
          <text:p text:style-name="P8"><text:a xlink:type="simple" xlink:href="#__RefHeading___Toc8372_3599545858" text:style-name="Index_20_Link" text:visited-style-name="Index_20_Link">B. identifikasi masalah<text:tab/>2</text:a></text:p>
          <text:p text:style-name="P8"><text:a xlink:type="simple" xlink:href="#__RefHeading___Toc823_4036662199" text:style-name="Index_20_Link" text:visited-style-name="Index_20_Link">C. pembatasan masalah<text:tab/>2</text:a></text:p>
          <text:p text:style-name="P8"><text:a xlink:type="simple" xlink:href="#__RefHeading___Toc8374_3599545858" text:style-name="Index_20_Link" text:visited-style-name="Index_20_Link">D. perumusan masalah<text:tab/>2</text:a></text:p>
          <text:p text:style-name="P8"><text:a xlink:type="simple" xlink:href="#__RefHeading___Toc827_4036662199" text:style-name="Index_20_Link" text:visited-style-name="Index_20_Link">E. tujuan dan manfaat penelitian<text:tab/>3</text:a></text:p>
          <text:p text:style-name="P8"><text:a xlink:type="simple" xlink:href="#__RefHeading___Toc829_4036662199" text:style-name="Index_20_Link" text:visited-style-name="Index_20_Link">F. sistematika penulisan<text:tab/>4</text:a></text:p>
          <text:p text:style-name="P7"><text:a xlink:type="simple" xlink:href="#__RefHeading___Toc831_4036662199" text:style-name="Index_20_Link" text:visited-style-name="Index_20_Link">BAB II TINJAUAN PUSTAKA<text:tab/>5</text:a></text:p>
          <text:p text:style-name="P8"><text:a xlink:type="simple" xlink:href="#__RefHeading___Toc833_4036662199" text:style-name="Index_20_Link" text:visited-style-name="Index_20_Link">A. Landasan teori<text:tab/>5</text:a></text:p>
          <text:p text:style-name="P8"><text:a xlink:type="simple" xlink:href="#__RefHeading___Toc835_4036662199" text:style-name="Index_20_Link" text:visited-style-name="Index_20_Link">B. penelitian sebelumnya<text:tab/>5</text:a></text:p>
          <text:p text:style-name="P7"><text:a xlink:type="simple" xlink:href="#__RefHeading___Toc837_4036662199" text:style-name="Index_20_Link" text:visited-style-name="Index_20_Link">BAB III METODOLOGI PENELITIAN<text:tab/>6</text:a></text:p>
          <text:p text:style-name="P8"><text:a xlink:type="simple" xlink:href="#__RefHeading___Toc839_4036662199" text:style-name="Index_20_Link" text:visited-style-name="Index_20_Link">A. Metodologi pengembangan sistem<text:tab/>6</text:a></text:p>
          <text:p text:style-name="P8"><text:a xlink:type="simple" xlink:href="#__RefHeading___Toc841_4036662199" text:style-name="Index_20_Link" text:visited-style-name="Index_20_Link">B. perancangan sistem<text:tab/>6</text:a></text:p>
          <text:p text:style-name="P9"><text:a xlink:type="simple" xlink:href="#__RefHeading___Toc843_4036662199" text:style-name="Index_20_Link" text:visited-style-name="Index_20_Link">B.1. Pemodelan<text:tab/>6</text:a></text:p>
          <text:p text:style-name="P9"><text:a xlink:type="simple" xlink:href="#__RefHeading___Toc845_4036662199" text:style-name="Index_20_Link" text:visited-style-name="Index_20_Link">B.2. perancangan sistem<text:tab/>6</text:a></text:p>
        </text:index-body>
      </text:table-of-content>
      <text:p text:style-name="P13"/>
      <text:h text:style-name="P44" text:outline-level="1"><text:bookmark-start text:name="__RefHeading___Toc761_4036662199"/>BAB I PENDAHULUAN<text:bookmark-end text:name="__RefHeading___Toc761_4036662199"/></text:h>
      <text:list xml:id="list4249823998" text:style-name="SUB_20_BAB">
        <text:list-item>
          <text:list>
            <text:list-item>
              <text:h text:style-name="P47" text:outline-level="2"><text:bookmark-start text:name="__RefHeading___Toc763_4036662199"/>L<text:span text:style-name="T1">atar belakang masalah</text:span><text:bookmark-end text:name="__RefHeading___Toc763_4036662199"/></text:h>
            </text:list-item>
          </text:list>
        </text:list-item>
      </text:list>
      <text:p text:style-name="P17">Pondok pesantren Tafriijul Ahkam Cikiray merupakan salah satu pondok modern yang ada di Rangkas Bitung. Pondok pesantren Tafriijul Ahkam didirikan tepatnya tanggal 15 Juni 2003. yang dipimpin oleh KH. Adang <text:span text:style-name="T23">Jaz</text:span>uli, S.HI yang memiliki 3 madrasah. </text:p>
      <text:p text:style-name="P18"><text:span text:style-name="T17">Pada era modern ini </text:span><text:span text:style-name="T28">p</text:span><text:span text:style-name="T27">erkembangan</text:span><text:span text:style-name="T17"> teknologi semakin pesat sehingga segala sesuatu pekerjaan sudah terkomputerisasi, maka pondok pesantren perlu mengikuti perkemebangan era modern ini, sehingga pekerja yang ada di pondok pesantren akan mudah dan mengurangi kesalahan akibat human error. Santri yang ada di pondok pesantren sudah seharusnya di monitor </text:span><text:span text:style-name="T28">a</text:span><text:span text:style-name="T27">ktivitas</text:span><text:span text:style-name="T17"> dan hafalan al-qur’annya, sudah kewajiban pesantren untuk melaporkan aktivitas dan hafalan al-qur'an santri guna untuk menambah kepercayaan orang tua terhadap pondok pesantren. </text:span></text:p>
      <text:p text:style-name="P18"><text:span text:style-name="T18">Seiring </text:span><text:span text:style-name="T26">p</text:span><text:span text:style-name="T27">erkembangan</text:span><text:span text:style-name="T18"> teknologi maka banyak yang membuat aplikasi berbasis website tentang monitoring anak ini, akan tetapi banyak dikalangan orang tua dan bahkan seluruh manusia sudah banyak menggunakan smartphone, maka perlu ada aplikasi monitoring anak yang berbasis Android.</text:span></text:p>
      <text:p text:style-name="P18"><text:span text:style-name="T18">Dengan adanya permasalahan di atas, maka penulis akan merancang suatu aplikasi Monitoring yang berjudul </text:span><text:span text:style-name="T5">“Rancang Bangun Aplikasi Monitoring Anak Berbasis Android di pondok pesantren Tafriijul Ahkam Cikiray”</text:span><text:span text:style-name="T18">. Dengan adanya aplikasi ini, diharapkan dapat dimanfaatkan sebagai media monitoring Anak yang dapat diakses oleh semua orang tua yang menitipkan anaknya di pondok pesantren Tafriijul Ahkam Cikiray secara efektif dan efisien.</text:span></text:p>
      <text:list xml:id="list220004868173772" text:continue-numbering="true" text:style-name="SUB_20_BAB">
        <text:list-item>
          <text:list>
            <text:list-item>
              <text:h text:style-name="P48" text:outline-level="2"><text:bookmark-start text:name="__RefHeading___Toc8372_3599545858"/><text:soft-page-break/>identifikasi masalah<text:bookmark-end text:name="__RefHeading___Toc8372_3599545858"/></text:h>
            </text:list-item>
          </text:list>
        </text:list-item>
      </text:list>
      <text:p text:style-name="P15">Berdasarakan latar belakang masalah yang telah diuraikan di atas, maka pokok permasalahan yang dihadapi sebagai berikut :</text:p>
      <text:list xml:id="list1151184812" text:style-name="L1">
        <text:list-item>
          <text:p text:style-name="P59">Orang tua santri tidak dapat mengetahui <text:span text:style-name="T29">aktivitas dan </text:span>hafalan al-qur'an anaknya selama mondok.</text:p>
        </text:list-item>
        <text:list-item>
          <text:p text:style-name="P61">Pihak pondok pesantren kesulitan mendapat feedback dari orang tua santri.</text:p>
        </text:list-item>
        <text:list-item>
          <text:p text:style-name="P60">Pesantren tidak memiliki media untuk menyampaikan informasi anak ke pada orang tuanya.</text:p>
        </text:list-item>
      </text:list>
      <text:list xml:id="list220004456928296" text:continue-list="list220004868173772" text:style-name="SUB_20_BAB">
        <text:list-item>
          <text:list>
            <text:list-item>
              <text:h text:style-name="P49" text:outline-level="2"><text:bookmark-start text:name="__RefHeading___Toc823_4036662199"/>pembatasan masalah<text:bookmark-end text:name="__RefHeading___Toc823_4036662199"/></text:h>
            </text:list-item>
          </text:list>
        </text:list-item>
      </text:list>
      <text:p text:style-name="P16">Dari latar belakang yang ditulis , maka penulis menentukan batasan masalah sebagai berikut :</text:p>
      <text:list xml:id="list2468432130" text:style-name="L2">
        <text:list-item>
          <text:p text:style-name="P62">Aplikasi ini berjalan pada smartphone berbasis Android dan dapat berfungsi dengan adanya koneksi internet.</text:p>
        </text:list-item>
        <text:list-item>
          <text:p text:style-name="P62">Aplikasi ini dirancang hanya untuk orang tua santri di pesantren Tafriijul Ahkam Cikiray.</text:p>
        </text:list-item>
        <text:list-item>
          <text:p text:style-name="P63"><text:span text:style-name="T19">Aplikasi Monitoring Anak ini hanya memonitor </text:span><text:span text:style-name="T24">a</text:span><text:span text:style-name="T25">ktivitas dan hafalan al-qur'an</text:span><text:span text:style-name="T19"> anak.</text:span></text:p>
        </text:list-item>
        <text:list-item>
          <text:p text:style-name="P62">Aplikasi ini dibangun dengan android studio dan databasenya menggunakan Firebase.</text:p>
        </text:list-item>
      </text:list>
      <text:list xml:id="list220006038021493" text:continue-list="list220004456928296" text:style-name="SUB_20_BAB">
        <text:list-item>
          <text:list>
            <text:list-item>
              <text:h text:style-name="P47" text:outline-level="2"><text:bookmark-start text:name="__RefHeading___Toc8374_3599545858"/>perumusan masalah<text:bookmark-end text:name="__RefHeading___Toc8374_3599545858"/></text:h>
            </text:list-item>
          </text:list>
        </text:list-item>
      </text:list>
      <text:p text:style-name="P12">Dari identifikasi masalah tersebut, maka dapat dirumuskan beberapa permasalahannya diantarannya :</text:p>
      <text:list xml:id="list761990255" text:style-name="L3">
        <text:list-item>
          <text:p text:style-name="P64">Bagaimana membangun Aplikasi Monitoring anak dipondok pesantren Tafriijul Ahkam Cikiray ?</text:p>
        </text:list-item>
        <text:list-item>
          <text:p text:style-name="P65">Bagaimana membangun sistem informasi aktivitas dan hafalan al-qur'an anak dipondok pesantren ?</text:p>
        </text:list-item>
      </text:list>
      <text:list xml:id="list220005082468255" text:continue-list="list220006038021493" text:style-name="SUB_20_BAB">
        <text:list-item>
          <text:list>
            <text:list-item>
              <text:h text:style-name="P47" text:outline-level="2"><text:soft-page-break/>tujuan dan manfaat penelitian</text:h>
            </text:list-item>
          </text:list>
        </text:list-item>
      </text:list>
      <text:h text:style-name="P50" text:outline-level="3">Tujuan penelitian</text:h>
      <text:p text:style-name="P4"><text:tab/>Berdasarkan batasan masalah diatas, maka tujuan dari penelitian ini adalah:</text:p>
      <text:list xml:id="list2052423618" text:style-name="L4">
        <text:list-item>
          <text:list>
            <text:list-item>
              <text:p text:style-name="P35">Membangun sistem informasi yang memudahkan orang tua mengetahui <text:span text:style-name="T29">aktifitas dan </text:span>hafalan al-qur'an anaknya.</text:p>
            </text:list-item>
            <text:list-item>
              <text:p text:style-name="P35">Memudahkan pesantren untuk <text:span text:style-name="T20">memberikan informasi ke pada orang tua.</text:span></text:p>
            </text:list-item>
            <text:list-item>
              <text:p text:style-name="P36">Pesantren mendapkan feedback dari orang tua santri.</text:p>
            </text:list-item>
          </text:list>
        </text:list-item>
      </text:list>
      <text:h text:style-name="P51" text:outline-level="3">Manfaat penelitian</text:h>
      <text:p text:style-name="P5"><text:tab/>Penelitian ini diharapkan dapat bermanfaat bagi semua orang yang membutuhkannya. Adapaun manfaat penelitian yang dimaksud adalah sebagai berikut <text:s/>:</text:p>
      <text:list xml:id="list3691827168" text:style-name="L5">
        <text:list-item>
          <text:list>
            <text:list-item>
              <text:p text:style-name="P38">Sebagai sarana <text:span text:style-name="T20">informasi aktivitas dan hafalan al-qur'an</text:span> santri pada pondok pesantren Tafriijul Ah<text:span text:style-name="T20">kam Cikiiray.</text:span></text:p>
            </text:list-item>
            <text:list-item>
              <text:p text:style-name="P37">Sebagai sarana untuk mengetahui kinerja pesantren dalam mendidik anak yang mondok.</text:p>
            </text:list-item>
            <text:list-item>
              <text:p text:style-name="P38"><text:span text:style-name="T20">Manfaat untuk penguna dari penelitian ini diharapkan memberikan banyak manfaat kepada pengguna seperti waktu yang digunakan lebih fleksibel, lebih cepat, biaya yang digunakan untuk </text:span><text:span text:style-name="T21">menginformasikan Disiplin anak</text:span><text:span text:style-name="T20"> menjadi lebih hemat.</text:span></text:p>
            </text:list-item>
            <text:list-item>
              <text:p text:style-name="P37">Meningkatkan kepercaryaan orang tua yang menitipkan anakanya di pesantren.</text:p>
            </text:list-item>
          </text:list>
        </text:list-item>
      </text:list>
      <text:list xml:id="list220005479735122" text:continue-list="list220005082468255" text:style-name="SUB_20_BAB">
        <text:list-item>
          <text:list>
            <text:list-item>
              <text:h text:style-name="P47" text:outline-level="2">sistematika penulisan</text:h>
            </text:list-item>
          </text:list>
        </text:list-item>
      </text:list>
      <text:p text:style-name="P11">Adapun sistematika penelitian penulisan laporan proposal skripsi ini di uraikan menjadi lima bab yaitu :</text:p>
      <text:p text:style-name="P11"/>
      <text:p text:style-name="P31"><text:soft-page-break/>BAB <text:span text:style-name="T22">I </text:span>PENDAHULUAN</text:p>
      <text:p text:style-name="P30">Pada bab ini menjelaskan latar belakang masalah, identifikasi masalah, rumusan masalah, batasan masalah, tujuan dan manfaat penelitian, metodologi penelitian, dan sistematika penulisan.</text:p>
      <text:p text:style-name="P31">BAB II TINJAUAN PUSTAKA</text:p>
      <text:p text:style-name="P30">Pada bab ini menjelaskan teori-teori yang berhubungan dengan topik dan digunakan dalam pembahasan Proposal / Skripsi. Menjelaskan secara ringkas penelitian sebelumnya, terutama jurnal dengan minimal 5 judul yang telah di publish. Di dalam kerangka berpikir dijelaskan tentang teori-teori dari tema dan menghubungkan keterkaitan antara teori satu dengan lainnya. </text:p>
      <text:p text:style-name="P31">BAB III METODOLOGI PENELITIAN</text:p>
      <text:p text:style-name="P30">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h text:style-name="P45" text:outline-level="1"><text:bookmark-start text:name="__RefHeading___Toc831_4036662199"/>BAB II TINJAUAN PUSTAKA<text:bookmark-end text:name="__RefHeading___Toc831_4036662199"/></text:h>
      <text:list xml:id="list220004744614726" text:continue-list="list220005479735122" text:style-name="SUB_20_BAB">
        <text:list-item>
          <text:list>
            <text:list-item text:start-value="1">
              <text:h text:style-name="P49" text:outline-level="2" text:restart-numbering="true" text:start-value="-1"><text:bookmark-start text:name="__RefHeading___Toc833_4036662199"/>Landasan teori<text:bookmark-end text:name="__RefHeading___Toc833_4036662199"/></text:h>
            </text:list-item>
          </text:list>
        </text:list-item>
      </text:list>
      <text:p text:style-name="P11">Landasan teori atau deskripsi teoritik merupakan sebuah definisi atau teori-teori yang berhubungan dengan topik atau judul yang digunakan dalam pembahasan penelitian, termasuk pemodelan pengembangan sistem yang digunakan oleh penulis.</text:p>
      <text:list xml:id="list680521934" text:style-name="bab_20_2_20_A.1">
        <text:list-item>
          <text:h text:style-name="P52" text:outline-level="3">Sejarah singkat pondok pesantren tafriijul ahkam Cikiray</text:h>
        </text:list-item>
      </text:list>
      <text:p text:style-name="P6"><text:tab/>Pondok pesantren Tafriijul Ahkam Cikiray merupakan salah satu pondok modern yang ada di Rangkas Bitung. Pondok pesantren Tafriijul Ahkam didirikan tepatnya tanggal 15 Juni 2003. yang dipimpin oleh KH. Adang <text:span text:style-name="T23">J</text:span>a<text:span text:style-name="T23">z</text:span>uli, S.HI yang memiliki 3 madrasah.</text:p>
      <text:list xml:id="list220005385952238" text:continue-list="list220004744614726" text:style-name="SUB_20_BAB">
        <text:list-item>
          <text:list>
            <text:list-item>
              <text:h text:style-name="P49" text:outline-level="2"><text:bookmark-start text:name="__RefHeading___Toc835_4036662199"/>penelitian sebelumnya<text:bookmark-end text:name="__RefHeading___Toc835_4036662199"/></text:h>
            </text:list-item>
          </text:list>
        </text:list-item>
      </text:list>
      <text:p text:style-name="P11">Penelitian sebelumnya</text:p>
      <text:p text:style-name="P11"/>
      <text:h text:style-name="P46" text:outline-level="1"><text:bookmark-start text:name="__RefHeading___Toc837_4036662199"/>BAB III<text:bookmark-end text:name="__RefHeading___Toc837_4036662199"/></text:h>
      <text:h text:style-name="P41" text:outline-level="1">METODOLOGI PENELITIAN</text:h>
      <text:list xml:id="list220004395109368" text:continue-list="list220005385952238" text:style-name="SUB_20_BAB">
        <text:list-item>
          <text:list>
            <text:list-item text:start-value="1">
              <text:h text:style-name="P49" text:outline-level="2" text:restart-numbering="true" text:start-value="-1"><text:bookmark-start text:name="__RefHeading___Toc839_4036662199"/>Metodologi pengembangan sistem<text:bookmark-end text:name="__RefHeading___Toc839_4036662199"/></text:h>
            </text:list-item>
          </text:list>
        </text:list-item>
      </text:list>
      <text:p text:style-name="P11">Pengembangan sistem</text:p>
      <text:list xml:id="list220005607758534" text:continue-numbering="true" text:style-name="SUB_20_BAB">
        <text:list-item>
          <text:list>
            <text:list-item>
              <text:h text:style-name="P49" text:outline-level="2"><text:bookmark-start text:name="__RefHeading___Toc841_4036662199"/>perancangan sistem<text:bookmark-end text:name="__RefHeading___Toc841_4036662199"/></text:h>
              <text:list>
                <text:list-item>
                  <text:h text:style-name="P53" text:outline-level="3"><text:bookmark-start text:name="__RefHeading___Toc843_4036662199"/>Pemodelan<text:bookmark-end text:name="__RefHeading___Toc843_4036662199"/></text:h>
                </text:list-item>
              </text:list>
            </text:list-item>
          </text:list>
        </text:list-item>
      </text:list>
      <text:p text:style-name="P3">Pemodelan</text:p>
      <text:list xml:id="list220005073985702" text:continue-numbering="true" text:style-name="SUB_20_BAB">
        <text:list-item>
          <text:list>
            <text:list-item>
              <text:list>
                <text:list-item>
                  <text:h text:style-name="P53" text:outline-level="3"><text:bookmark-start text:name="__RefHeading___Toc845_4036662199"/>perancangan sistem <text:bookmark-end text:name="__RefHeading___Toc845_4036662199"/></text:h>
                </text:list-item>
              </text:list>
            </text:list-item>
          </text:list>
        </text:list-item>
      </text:list>
      <text:list xml:id="list939950413" text:style-name="ANAK_20_PASAL">
        <text:list-item>
          <text:p text:style-name="P39">Prototype</text:p>
        </text:list-item>
        <text:list-item>
          <text:p text:style-name="P39">Layout Progra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50%" fo:text-align="justify" style:justify-single-word="false" fo:text-indent="1.499cm" style:auto-text-indent="false" style:page-number="auto"/>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01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ilfuvd" style:family="text" style:parent-style-name="Default_20_Paragraph_20_Font"/>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prefix="E." style:num-format="">
        <style:list-level-properties text:list-level-position-and-space-mode="label-alignment">
          <style:list-level-label-alignment text:label-followed-by="listtab" text:list-tab-stop-position="1.401cm" fo:text-indent="-0.801cm" fo:margin-left="1.401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A.1" style:display-name="bab 2 A.1">
      <text:list-level-style-number text:level="1" style:num-prefix="A." style:num-format="1">
        <style:list-level-properties text:list-level-position-and-space-mode="label-alignment">
          <style:list-level-label-alignment text:label-followed-by="listtab" text:list-tab-stop-position="1.401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footer>
        <text:p text:style-name="MP2"><text:page-number text:select-page="current">6</text:page-number></text:p>
      </style:footer>
    </style:master-page>
    <style:master-page style:name="angka_20_romawi" style:display-name="angka romawi" style:page-layout-name="Mpm3">
      <style:footer>
        <text:p text:style-name="MP2"><text:page-number text:select-page="current">iv</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0T13:14:01.440358835</meta:creation-date>
    <dc:date>2019-12-16T22:00:03.810349297</dc:date>
    <meta:editing-duration>PT1H52M59S</meta:editing-duration>
    <meta:editing-cycles>25</meta:editing-cycles>
    <meta:generator>LibreOffice/6.3.3.2$Linux_X86_64 LibreOffice_project/30$Build-2</meta:generator>
    <meta:print-date>2019-12-16T09:02:45.957451839</meta:print-date>
    <meta:document-statistic meta:table-count="1" meta:image-count="0" meta:object-count="0" meta:page-count="10" meta:paragraph-count="105" meta:word-count="1394" meta:character-count="10080" meta:non-whitespace-character-count="8822"/>
  </office:meta>
</office:document-meta>
</file>